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2cd32" draw:textarea-horizontal-align="justify" draw:textarea-vertical-align="middle" draw:auto-grow-height="false" fo:min-height="0.734cm" fo:min-width="1.426cm"/>
    </style:style>
    <style:style style:name="P1" style:family="paragraph">
      <loext:graphic-properties draw:fill-color="#32cd3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25cm" svg:height="1.573cm" svg:x="0.757cm" svg:y="0.93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4cm" fo:margin-bottom="0.14cm" fo:margin-left="0.14cm" fo:margin-right="0.14cm" fo:page-width="3.439cm" fo:page-height="3.4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7-31T07:46:24.144774104</dc:date>
    <meta:editing-duration>PT8M11S</meta:editing-duration>
    <meta:editing-cycles>1</meta:editing-cycles>
    <meta:document-statistic meta:object-count="1"/>
    <meta:generator>LibreOffice/7.3.7.2$Linux_X86_64 LibreOffice_project/30$Build-2</meta:generator>
  </office:meta>
</office:document-meta>
</file>